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/>
          <table:table-cell office:value-type="string" calcext:value-type="string">
            <text:p>time step </text:p>
          </table:table-cell>
          <table:table-cell table:style-name="Default"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  <table:table-cell table:style-name="Default" office:value-type="string" calcext:value-type="string">
            <text:p>Starting time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sec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 office:value-type="string" calcext:value-type="string">
            <text:p>Pow 2</text:p>
          </table:table-cell>
          <table:table-cell/>
          <table:table-cell table:style-name="Default" office:value-type="string" calcext:value-type="string">
            <text:p>mul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Pow -0.5</text:p>
          </table:table-cell>
          <table:table-cell/>
          <table:table-cell table:style-name="Default" office:value-type="string" calcext:value-type="string">
            <text:p>Pow -0.5</text:p>
          </table:table-cell>
          <table:table-cell/>
          <table:table-cell table:style-name="Default" office:value-type="string" calcext:value-type="string">
            <text:p>Pow 0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mult</text:p>
          </table:table-cell>
          <table:table-cell/>
          <table:table-cell table:style-name="Default" office:value-type="string" calcext:value-type="string">
            <text:p>mult</text:p>
          </table:table-cell>
          <table:table-cell/>
          <table:table-cell table:style-name="Default" office:value-type="string" calcext:value-type="string">
            <text:p>div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14_1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0.999999999799676" calcext:value-type="float">
            <text:p>0.9999999998</text:p>
          </table:table-cell>
          <table:table-cell/>
          <table:table-cell office:value-type="float" office:value="0.999999999799676" calcext:value-type="float">
            <text:p>0.9999999998</text:p>
          </table:table-cell>
          <table:table-cell/>
          <table:table-cell office:value-type="float" office:value="0.999999999799676" calcext:value-type="float">
            <text:p>0.9999999998</text:p>
          </table:table-cell>
          <table:table-cell table:number-columns-repeated="2"/>
        </table:table-row>
        <table:table-row table:style-name="ro1">
          <table:table-cell office:value-type="float" office:value="-0.00000000401943017390683" calcext:value-type="float">
            <text:p>-0.000000004</text:p>
          </table:table-cell>
          <table:table-cell/>
          <table:table-cell office:value-type="float" office:value="-0.00000000401943017390683" calcext:value-type="float">
            <text:p>-0.000000004</text:p>
          </table:table-cell>
          <table:table-cell/>
          <table:table-cell office:value-type="float" office:value="-0.00000000401943017390683" calcext:value-type="float">
            <text:p>-0.000000004</text:p>
          </table:table-cell>
          <table:table-cell table:number-columns-repeated="2"/>
        </table:table-row>
        <table:table-row table:style-name="ro1">
          <table:table-cell office:value-type="float" office:value="2.50181425800529" calcext:value-type="float">
            <text:p>2.501814258</text:p>
          </table:table-cell>
          <table:table-cell/>
          <table:table-cell office:value-type="float" office:value="2.50181425800528" calcext:value-type="float">
            <text:p>2.501814258</text:p>
          </table:table-cell>
          <table:table-cell/>
          <table:table-cell office:value-type="float" office:value="2.50181425800529" calcext:value-type="float">
            <text:p>2.501814258</text:p>
          </table:table-cell>
          <table:table-cell table:number-columns-repeated="2"/>
        </table:table-row>
        <table:table-row table:style-name="ro1">
          <table:table-cell office:value-type="float" office:value="0.457151375841263" calcext:value-type="float">
            <text:p>0.4571513758</text:p>
          </table:table-cell>
          <table:table-cell/>
          <table:table-cell office:value-type="float" office:value="0.457151375841263" calcext:value-type="float">
            <text:p>0.4571513758</text:p>
          </table:table-cell>
          <table:table-cell/>
          <table:table-cell office:value-type="float" office:value="0.457151375841266" calcext:value-type="float">
            <text:p>0.4571513758</text:p>
          </table:table-cell>
          <table:table-cell table:number-columns-repeated="2"/>
        </table:table-row>
        <table:table-row table:style-name="ro1">
          <table:table-cell office:value-type="float" office:value="-20881622908.0043" calcext:value-type="float">
            <text:p>-20881622908.0043</text:p>
          </table:table-cell>
          <table:table-cell/>
          <table:table-cell office:value-type="float" office:value="-20881622908.0043" calcext:value-type="float">
            <text:p>-20881622908.0043</text:p>
          </table:table-cell>
          <table:table-cell/>
          <table:table-cell office:value-type="float" office:value="-20881622919.1683" calcext:value-type="float">
            <text:p>-20881622919.1683</text:p>
          </table:table-cell>
          <table:table-cell table:number-columns-repeated="2"/>
        </table:table-row>
        <table:table-row table:style-name="ro1">
          <table:table-cell office:value-type="float" office:value="5.08189627115613E+019" calcext:value-type="float">
            <text:p>50818962711561300000</text:p>
          </table:table-cell>
          <table:table-cell/>
          <table:table-cell office:value-type="float" office:value="5.08189627115613E+019" calcext:value-type="float">
            <text:p>50818962711561300000</text:p>
          </table:table-cell>
          <table:table-cell/>
          <table:table-cell office:value-type="float" office:value="5.08189627115613E+019" calcext:value-type="float">
            <text:p>50818962711561300000</text:p>
          </table:table-cell>
          <table:table-cell table:number-columns-repeated="2"/>
        </table:table-row>
        <table:table-row table:style-name="ro1">
          <table:table-cell office:value-type="float" office:value="-1.46358876519501E+029" calcext:value-type="float">
            <text:p>-146358876519501000000000000000</text:p>
          </table:table-cell>
          <table:table-cell/>
          <table:table-cell office:value-type="float" office:value="-1.46358876519501E+029" calcext:value-type="float">
            <text:p>-146358876519501000000000000000</text:p>
          </table:table-cell>
          <table:table-cell/>
          <table:table-cell office:value-type="float" office:value="-1.46358876519501E+029" calcext:value-type="float">
            <text:p>-146358876519501000000000000000</text:p>
          </table:table-cell>
          <table:table-cell table:number-columns-repeated="2"/>
        </table:table-row>
        <table:table-row table:style-name="ro1">
          <table:table-cell office:value-type="float" office:value="4.66783758893746E+038" calcext:value-type="float">
            <text:p>466783758893746000000000000000000000000</text:p>
          </table:table-cell>
          <table:table-cell/>
          <table:table-cell office:value-type="float" office:value="4.66783758893746E+038" calcext:value-type="float">
            <text:p>466783758893746000000000000000000000000</text:p>
          </table:table-cell>
          <table:table-cell/>
          <table:table-cell office:value-type="float" office:value="4.66783758893746E+038" calcext:value-type="float">
            <text:p>4667837588937460000000000000000000000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 office:value-type="string" calcext:value-type="string">
            <text:p>different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W14_2</text:p>
          </table:table-cell>
          <table:table-cell/>
          <table:table-cell table:style-name="Default"/>
          <table:table-cell/>
          <table:table-cell table:style-name="Default" office:value-type="string" calcext:value-type="string">
            <text:p>definition</text:p>
          </table:table-cell>
          <table:table-cell table:number-columns-repeated="2"/>
        </table:table-row>
        <table:table-row table:style-name="ro1">
          <table:table-cell office:value-type="float" office:value="70653.3972441531" calcext:value-type="float">
            <text:p>70653.3972441531</text:p>
          </table:table-cell>
          <table:table-cell/>
          <table:table-cell office:value-type="float" office:value="70653.3972441531" calcext:value-type="float">
            <text:p>70653.3972441531</text:p>
          </table:table-cell>
          <table:table-cell/>
          <table:table-cell office:value-type="float" office:value="0.0000141536010865034" calcext:value-type="float">
            <text:p>1.41536010865034E-005</text:p>
          </table:table-cell>
          <table:table-cell table:number-columns-repeated="2"/>
        </table:table-row>
        <table:table-row table:style-name="ro1">
          <table:table-cell office:value-type="float" office:value="-176347437365777" calcext:value-type="float">
            <text:p>-176347437365777</text:p>
          </table:table-cell>
          <table:table-cell/>
          <table:table-cell office:value-type="float" office:value="-176347437365777" calcext:value-type="float">
            <text:p>-176347437365777</text:p>
          </table:table-cell>
          <table:table-cell/>
          <table:table-cell office:value-type="float" office:value="35326.6987640697" calcext:value-type="float">
            <text:p>35326.6987640697</text:p>
          </table:table-cell>
          <table:table-cell table:number-columns-repeated="2"/>
        </table:table-row>
        <table:table-row table:style-name="ro1">
          <table:table-cell office:value-type="float" office:value="6.60231918583183E+023" calcext:value-type="float">
            <text:p>660231918583183000000000</text:p>
          </table:table-cell>
          <table:table-cell/>
          <table:table-cell office:value-type="float" office:value="6.60231918583183E+023" calcext:value-type="float">
            <text:p>660231918583183000000000</text:p>
          </table:table-cell>
          <table:table-cell/>
          <table:table-cell office:value-type="float" office:value="-44086859571702.5" calcext:value-type="float">
            <text:p>-44086859571702.5</text:p>
          </table:table-cell>
          <table:table-cell table:number-columns-repeated="2"/>
        </table:table-row>
        <table:table-row table:style-name="ro1">
          <table:table-cell office:value-type="float" office:value="-2.74651117256864E+033" calcext:value-type="float">
            <text:p>-2746511172568640000000000000000000</text:p>
          </table:table-cell>
          <table:table-cell/>
          <table:table-cell office:value-type="float" office:value="-2.74651117256864E+033" calcext:value-type="float">
            <text:p>-2746511172568640000000000000000000</text:p>
          </table:table-cell>
          <table:table-cell/>
          <table:table-cell office:value-type="float" office:value="1.1003865362777E+023" calcext:value-type="float">
            <text:p>110038653627770000000000</text:p>
          </table:table-cell>
          <table:table-cell table:number-columns-repeated="2"/>
        </table:table-row>
        <table:table-row table:style-name="ro1">
          <table:table-cell office:value-type="float" office:value="1.19965266432478E+043" calcext:value-type="float">
            <text:p>11996526643247800000000000000000000000000000</text:p>
          </table:table-cell>
          <table:table-cell/>
          <table:table-cell office:value-type="float" office:value="1.19965266432478E+043" calcext:value-type="float">
            <text:p>11996526643247800000000000000000000000000000</text:p>
          </table:table-cell>
          <table:table-cell/>
          <table:table-cell office:value-type="float" office:value="-3.43313898198893E+032" calcext:value-type="float">
            <text:p>-343313898198893000000000000000000</text:p>
          </table:table-cell>
          <table:table-cell table:number-columns-repeated="2"/>
        </table:table-row>
        <table:table-row table:style-name="ro1">
          <table:table-cell office:value-type="float" office:value="-5.38969428956596E+052" calcext:value-type="float">
            <text:p>-53896942895659600000000000000000000000000000000000000</text:p>
          </table:table-cell>
          <table:table-cell/>
          <table:table-cell office:value-type="float" office:value="-5.38969428956596E+052" calcext:value-type="float">
            <text:p>-53896942895659600000000000000000000000000000000000000</text:p>
          </table:table-cell>
          <table:table-cell/>
          <table:table-cell office:value-type="float" office:value="1.19965266997166E+042" calcext:value-type="float">
            <text:p>1199652669971660000000000000000000000000000</text:p>
          </table:table-cell>
          <table:table-cell table:number-columns-repeated="2"/>
        </table:table-row>
        <table:table-row table:style-name="ro1">
          <table:table-cell office:value-type="float" office:value="2.46627596799471E+062" calcext:value-type="float">
            <text:p>246627596799471000000000000000000000000000000000000000000000000</text:p>
          </table:table-cell>
          <table:table-cell/>
          <table:table-cell office:value-type="float" office:value="2.46627596799471E+062" calcext:value-type="float">
            <text:p>246627596799471000000000000000000000000000000000000000000000000</text:p>
          </table:table-cell>
          <table:table-cell/>
          <table:table-cell office:value-type="float" office:value="-4.49141192902731E+051" calcext:value-type="float">
            <text:p>-4491411929027310000000000000000000000000000000000000</text:p>
          </table:table-cell>
          <table:table-cell table:number-columns-repeated="2"/>
        </table:table-row>
        <table:table-row table:style-name="ro1">
          <table:table-cell office:value-type="float" office:value="-1.14320229469331E+072" calcext:value-type="float">
            <text:p>-1143202294693310000000000000000000000000000000000000000000000000000000000</text:p>
          </table:table-cell>
          <table:table-cell/>
          <table:table-cell office:value-type="float" office:value="-1.14320229469331E+072" calcext:value-type="float">
            <text:p>-1143202294693310000000000000000000000000000000000000000000000000000000000</text:p>
          </table:table-cell>
          <table:table-cell/>
          <table:table-cell office:value-type="float" office:value="1.76162569966185E+061" calcext:value-type="float">
            <text:p>17616256996618500000000000000000000000000000000000000000000000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W14_3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-0.00014199319840031" calcext:value-type="float">
            <text:p>-0.0001419932</text:p>
          </table:table-cell>
          <table:table-cell/>
          <table:table-cell office:value-type="float" office:value="-0.00014199319840031" calcext:value-type="float">
            <text:p>-0.0001419932</text:p>
          </table:table-cell>
          <table:table-cell/>
          <table:table-cell office:value-type="float" office:value="-0.00014199319840031" calcext:value-type="float">
            <text:p>-0.0001419932</text:p>
          </table:table-cell>
          <table:table-cell table:number-columns-repeated="2"/>
        </table:table-row>
        <table:table-row table:style-name="ro1">
          <table:table-cell office:value-type="float" office:value="531169.782074711" calcext:value-type="float">
            <text:p>531169.782074711</text:p>
          </table:table-cell>
          <table:table-cell/>
          <table:table-cell office:value-type="float" office:value="531169.782074711" calcext:value-type="float">
            <text:p>531169.782074711</text:p>
          </table:table-cell>
          <table:table-cell/>
          <table:table-cell office:value-type="float" office:value="531169.782074711" calcext:value-type="float">
            <text:p>531169.782074711</text:p>
          </table:table-cell>
          <table:table-cell table:number-columns-repeated="2"/>
        </table:table-row>
        <table:table-row table:style-name="ro1">
          <table:table-cell office:value-type="float" office:value="-1.76806658095786E+015" calcext:value-type="float">
            <text:p>-1768066580957860</text:p>
          </table:table-cell>
          <table:table-cell/>
          <table:table-cell office:value-type="float" office:value="-1.76806658095786E+015" calcext:value-type="float">
            <text:p>-1768066580957860</text:p>
          </table:table-cell>
          <table:table-cell/>
          <table:table-cell office:value-type="float" office:value="-1.76806658095786E+015" calcext:value-type="float">
            <text:p>-1768066580957860</text:p>
          </table:table-cell>
          <table:table-cell table:number-columns-repeated="2"/>
        </table:table-row>
        <table:table-row table:style-name="ro1">
          <table:table-cell office:value-type="float" office:value="7.17148256514557E+024" calcext:value-type="float">
            <text:p>7171482565145570000000000</text:p>
          </table:table-cell>
          <table:table-cell/>
          <table:table-cell office:value-type="float" office:value="7.17148256514557E+024" calcext:value-type="float">
            <text:p>7171482565145570000000000</text:p>
          </table:table-cell>
          <table:table-cell/>
          <table:table-cell office:value-type="float" office:value="7.17148256514557E+024" calcext:value-type="float">
            <text:p>7171482565145570000000000</text:p>
          </table:table-cell>
          <table:table-cell table:number-columns-repeated="2"/>
        </table:table-row>
        <table:table-row table:style-name="ro1">
          <table:table-cell office:value-type="float" office:value="-3.0980861383586E+034" calcext:value-type="float">
            <text:p>-30980861383586000000000000000000000</text:p>
          </table:table-cell>
          <table:table-cell/>
          <table:table-cell office:value-type="float" office:value="-3.0980861383586E+034" calcext:value-type="float">
            <text:p>-30980861383586000000000000000000000</text:p>
          </table:table-cell>
          <table:table-cell/>
          <table:table-cell office:value-type="float" office:value="-3.0980861383586E+034" calcext:value-type="float">
            <text:p>-30980861383586000000000000000000000</text:p>
          </table:table-cell>
          <table:table-cell table:number-columns-repeated="2"/>
        </table:table-row>
        <table:table-row table:style-name="ro1">
          <table:table-cell office:value-type="float" office:value="1.38330580611663E+044" calcext:value-type="float">
            <text:p>138330580611663000000000000000000000000000000</text:p>
          </table:table-cell>
          <table:table-cell/>
          <table:table-cell office:value-type="float" office:value="1.38330580611663E+044" calcext:value-type="float">
            <text:p>138330580611663000000000000000000000000000000</text:p>
          </table:table-cell>
          <table:table-cell/>
          <table:table-cell office:value-type="float" office:value="1.38330580611663E+044" calcext:value-type="float">
            <text:p>138330580611663000000000000000000000000000000</text:p>
          </table:table-cell>
          <table:table-cell table:number-columns-repeated="2"/>
        </table:table-row>
        <table:table-row table:style-name="ro1">
          <table:table-cell office:value-type="float" office:value="-6.30491342009699E+053" calcext:value-type="float">
            <text:p>-630491342009699000000000000000000000000000000000000000</text:p>
          </table:table-cell>
          <table:table-cell/>
          <table:table-cell office:value-type="float" office:value="-6.30491342009699E+053" calcext:value-type="float">
            <text:p>-630491342009699000000000000000000000000000000000000000</text:p>
          </table:table-cell>
          <table:table-cell/>
          <table:table-cell office:value-type="float" office:value="-6.30491342009699E+053" calcext:value-type="float">
            <text:p>-630491342009699000000000000000000000000000000000000000</text:p>
          </table:table-cell>
          <table:table-cell table:number-columns-repeated="2"/>
        </table:table-row>
        <table:table-row table:style-name="ro1">
          <table:table-cell office:value-type="float" office:value="2.91452733555147E+063" calcext:value-type="float">
            <text:p>2914527335551470000000000000000000000000000000000000000000000000</text:p>
          </table:table-cell>
          <table:table-cell/>
          <table:table-cell office:value-type="float" office:value="2.91452733555147E+063" calcext:value-type="float">
            <text:p>2914527335551470000000000000000000000000000000000000000000000000</text:p>
          </table:table-cell>
          <table:table-cell/>
          <table:table-cell office:value-type="float" office:value="2.91452733555147E+063" calcext:value-type="float">
            <text:p>2914527335551470000000000000000000000000000000000000000000000000</text:p>
          </table:table-cell>
          <table:table-cell table:number-columns-repeated="2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Default" office:value-type="string" calcext:value-type="string">
            <text:p>end state</text:p>
          </table:table-cell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float" office:value="-5.5195201430975E+026" calcext:value-type="float">
            <text:p>-551952014309750000000000000</text:p>
          </table:table-cell>
          <table:table-cell/>
          <table:table-cell office:value-type="float" office:value="-5.5195201430975E+026" calcext:value-type="float">
            <text:p>-551952014309750000000000000</text:p>
          </table:table-cell>
          <table:table-cell/>
          <table:table-cell office:value-type="float" office:value="-5.5195201430975E+026" calcext:value-type="float">
            <text:p>-551952014309750000000000000</text:p>
          </table:table-cell>
          <table:table-cell table:number-columns-repeated="2"/>
        </table:table-row>
        <table:table-row table:style-name="ro1">
          <table:table-cell office:value-type="float" office:value="2.46432896907168E+034" calcext:value-type="float">
            <text:p>24643289690716800000000000000000000</text:p>
          </table:table-cell>
          <table:table-cell/>
          <table:table-cell office:value-type="float" office:value="2.46432896907168E+034" calcext:value-type="float">
            <text:p>24643289690716800000000000000000000</text:p>
          </table:table-cell>
          <table:table-cell/>
          <table:table-cell office:value-type="float" office:value="2.46432896907168E+034" calcext:value-type="float">
            <text:p>2464328969071680000000000000000000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.50943187927765E+037" calcext:value-type="float">
            <text:p>15094318792776500000000000000000000000</text:p>
          </table:table-cell>
          <table:table-cell/>
          <table:table-cell office:value-type="float" office:value="1.50943187927765E+037" calcext:value-type="float">
            <text:p>15094318792776500000000000000000000000</text:p>
          </table:table-cell>
          <table:table-cell/>
          <table:table-cell office:value-type="float" office:value="1.50943187927753E+037" calcext:value-type="float">
            <text:p>15094318792775300000000000000000000000</text:p>
          </table:table-cell>
          <table:table-cell table:number-columns-repeated="2"/>
        </table:table-row>
        <table:table-row table:style-name="ro1">
          <table:table-cell office:value-type="float" office:value="-6.73923902800595E+044" calcext:value-type="float">
            <text:p>-673923902800595000000000000000000000000000000</text:p>
          </table:table-cell>
          <table:table-cell/>
          <table:table-cell office:value-type="float" office:value="-6.73923902800595E+044" calcext:value-type="float">
            <text:p>-673923902800595000000000000000000000000000000</text:p>
          </table:table-cell>
          <table:table-cell/>
          <table:table-cell office:value-type="float" office:value="-6.73923902800596E+044" calcext:value-type="float">
            <text:p>-673923902800596000000000000000000000000000000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26.342118572272" calcext:value-type="float">
            <text:p>226.3421185723</text:p>
          </table:table-cell>
          <table:table-cell/>
          <table:table-cell office:value-type="float" office:value="226.342118572272" calcext:value-type="float">
            <text:p>226.3421185723</text:p>
          </table:table-cell>
          <table:table-cell/>
          <table:table-cell office:value-type="float" office:value="226.342118572272" calcext:value-type="float">
            <text:p>226.34211857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6">00/00/0000</text:date>, <text:time style:data-style-name="N2" text:time-value="17:35:12.346550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6-06T16:39:43.015236233</meta:creation-date>
    <meta:generator>LibreOffice/4.3.7.2$Linux_X86_64 LibreOffice_project/430$Build-2</meta:generator>
    <dc:date>2016-06-06T17:35:42.583635361</dc:date>
    <dc:creator>Stacha Petrovic</dc:creator>
    <meta:editing-duration>PT8M25S</meta:editing-duration>
    <meta:editing-cycles>5</meta:editing-cycles>
    <meta:document-statistic meta:table-count="1" meta:cell-count="114" meta:object-count="0"/>
    <meta:user-defined meta:name="qrichtext">1</meta:user-defined>
  </office:meta>
</office:document-meta>
</file>